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93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0.5953in"/>
    </style:style>
    <style:style style:name="co4" style:family="table-column">
      <style:table-column-properties fo:break-before="auto" style:column-width="0.5535in"/>
    </style:style>
    <style:style style:name="co5" style:family="table-column">
      <style:table-column-properties fo:break-before="auto" style:column-width="0.6256in"/>
    </style:style>
    <style:style style:name="co6" style:family="table-column">
      <style:table-column-properties fo:break-before="auto" style:column-width="1.0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P_areas_coma_no_low_open_midstop" table:style-name="ta1">
        <table:shapes>
          <draw:frame draw:z-index="0" draw:style-name="gr1" draw:text-style-name="P1" svg:width="7.6614in" svg:height="4.7055in" svg:x="8.0378in" svg:y="1.6315in">
            <draw:object draw:notify-on-update-of-ranges="FP_areas_coma_no_low_open_midstop.H16:FP_areas_coma_no_low_open_midstop.H22 FP_areas_coma_no_low_open_midstop.I16:FP_areas_coma_no_low_open_midstop.I22 FP_areas_coma_no_low_open_midstop.H16:FP_areas_coma_no_low_open_midstop.H22 FP_areas_coma_no_low_open_midstop.J16:FP_areas_coma_no_low_open_midstop.J22 FP_areas_coma_no_low_open_midstop.C16:FP_areas_coma_no_low_open_midstop.C22 FP_areas_coma_no_low_open_midstop.D16:FP_areas_coma_no_low_open_midstop.D22 FP_areas_coma_no_low_open_midstop.C16:FP_areas_coma_no_low_open_midstop.C22 FP_areas_coma_no_low_open_midstop.E16:FP_areas_coma_no_low_open_midstop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ixel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_high</text:p>
          </table:table-cell>
          <table:table-cell office:value-type="string" calcext:value-type="string">
            <text:p>D_x</text:p>
          </table:table-cell>
          <table:table-cell office:value-type="string" calcext:value-type="string">
            <text:p>D_y</text:p>
          </table:table-cell>
          <table:table-cell office:value-type="string" calcext:value-type="string">
            <text:p>a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.2" calcext:value-type="float">
            <text:p>43.2</text:p>
          </table:table-cell>
          <table:table-cell office:value-type="float" office:value="48.6" calcext:value-type="float">
            <text:p>48.6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2158" calcext:value-type="float">
            <text:p>0.42158</text:p>
          </table:table-cell>
          <table:table-cell office:value-type="float" office:value="0.1565801194" calcext:value-type="float">
            <text:p>0.1565801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1.8" calcext:value-type="float">
            <text:p>51.8</text:p>
          </table:table-cell>
          <table:table-cell office:value-type="float" office:value="58.3" calcext:value-type="float">
            <text:p>58.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1247023788" calcext:value-type="float">
            <text:p>0.1247023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9" calcext:value-type="float">
            <text:p>129</text:p>
          </table:table-cell>
          <table:table-cell office:value-type="float" office:value="145.1" calcext:value-type="float">
            <text:p>145.1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7324" calcext:value-type="float">
            <text:p>0.27324</text:p>
          </table:table-cell>
          <table:table-cell office:value-type="float" office:value="0.0317238026" calcext:value-type="float">
            <text:p>0.0317238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4.8" calcext:value-type="float">
            <text:p>154.8</text:p>
          </table:table-cell>
          <table:table-cell office:value-type="float" office:value="174.1" calcext:value-type="float">
            <text:p>174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0237755732" calcext:value-type="float">
            <text:p>0.0237755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85.2" calcext:value-type="float">
            <text:p>385.2</text:p>
          </table:table-cell>
          <table:table-cell office:value-type="float" office:value="433.3" calcext:value-type="float">
            <text:p>433.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46495571" calcext:value-type="float">
            <text:p>0.0046495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2.2" calcext:value-type="float">
            <text:p>462.2</text:p>
          </table:table-cell>
          <table:table-cell office:value-type="float" office:value="520" calcext:value-type="float">
            <text:p>520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4" calcext:value-type="float">
            <text:p>0.14</text:p>
          </table:table-cell>
          <table:table-cell office:value-type="float" office:value="0.0031887165" calcext:value-type="float">
            <text:p>0.0031887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98.7" calcext:value-type="float">
            <text:p>798.7</text:p>
          </table:table-cell>
          <table:table-cell office:value-type="float" office:value="898.5" calcext:value-type="float">
            <text:p>898.5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11309734" calcext:value-type="float">
            <text:p>0.0011309734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el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_high</text:p>
          </table:table-cell>
          <table:table-cell office:value-type="string" calcext:value-type="string">
            <text:p>D_x</text:p>
          </table:table-cell>
          <table:table-cell office:value-type="string" calcext:value-type="string">
            <text:p>D_y</text:p>
          </table:table-cell>
          <table:table-cell/>
          <table:table-cell office:value-type="string" calcext:value-type="string">
            <text:p>Pixel</text:p>
          </table:table-cell>
          <table:table-cell/>
          <table:table-cell office:value-type="string" calcext:value-type="string">
            <text:p>D_x</text:p>
          </table:table-cell>
          <table:table-cell office:value-type="string" calcext:value-type="string">
            <text:p>D_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.2" calcext:value-type="float">
            <text:p>43.2</text:p>
          </table:table-cell>
          <table:table-cell office:value-type="float" office:value="48.6" calcext:value-type="float">
            <text:p>48.6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2158" calcext:value-type="float">
            <text:p>0.4215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8.3" calcext:value-type="float">
            <text:p>58.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3916" calcext:value-type="float">
            <text:p>0.39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1.8" calcext:value-type="float">
            <text:p>51.8</text:p>
          </table:table-cell>
          <table:table-cell office:value-type="float" office:value="58.3" calcext:value-type="float">
            <text:p>58.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3916" calcext:value-type="float">
            <text:p>0.391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0" calcext:value-type="float">
            <text:p>70</text:p>
          </table:table-cell>
          <table:table-cell table:formula="of:=4.9757*[.H17]^-0.559" office:value-type="float" office:value="0.462854385706732" calcext:value-type="float">
            <text:p>0.4628543857</text:p>
          </table:table-cell>
          <table:table-cell table:formula="of:=2.678*[.H17]^-0.471" office:value-type="float" office:value="0.362050703612651" calcext:value-type="float">
            <text:p>0.36205070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9" calcext:value-type="float">
            <text:p>129</text:p>
          </table:table-cell>
          <table:table-cell office:value-type="float" office:value="145.1" calcext:value-type="float">
            <text:p>145.1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7324" calcext:value-type="float">
            <text:p>0.273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4.1" calcext:value-type="float">
            <text:p>174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08" calcext:value-type="float">
            <text:p>0.24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4.8" calcext:value-type="float">
            <text:p>154.8</text:p>
          </table:table-cell>
          <table:table-cell office:value-type="float" office:value="174.1" calcext:value-type="float">
            <text:p>174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08" calcext:value-type="float">
            <text:p>0.2408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09" calcext:value-type="float">
            <text:p>209</text:p>
          </table:table-cell>
          <table:table-cell table:formula="of:=4.9757*[.H19]^-0.559" office:value-type="float" office:value="0.251126424693684" calcext:value-type="float">
            <text:p>0.2511264247</text:p>
          </table:table-cell>
          <table:table-cell table:formula="of:=2.678*[.H19]^-0.471" office:value-type="float" office:value="0.216282644917677" calcext:value-type="float">
            <text:p>0.216282644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85.2" calcext:value-type="float">
            <text:p>385.2</text:p>
          </table:table-cell>
          <table:table-cell office:value-type="float" office:value="433.3" calcext:value-type="float">
            <text:p>433.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44" calcext:value-type="float">
            <text:p>0.144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20" calcext:value-type="float">
            <text:p>520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2.2" calcext:value-type="float">
            <text:p>462.2</text:p>
          </table:table-cell>
          <table:table-cell office:value-type="float" office:value="520" calcext:value-type="float">
            <text:p>520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24" calcext:value-type="float">
            <text:p>624</text:p>
          </table:table-cell>
          <table:table-cell table:formula="of:=4.9757*[.H21]^-0.559" office:value-type="float" office:value="0.136252977606056" calcext:value-type="float">
            <text:p>0.1362529776</text:p>
          </table:table-cell>
          <table:table-cell table:formula="of:=2.678*[.H21]^-0.471" office:value-type="float" office:value="0.129204794881931" calcext:value-type="float">
            <text:p>0.129204794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98.7" calcext:value-type="float">
            <text:p>798.7</text:p>
          </table:table-cell>
          <table:table-cell office:value-type="float" office:value="898.5" calcext:value-type="float">
            <text:p>898.5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898.5" calcext:value-type="float">
            <text:p>898.5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12" calcext:value-type="float">
            <text:p>0.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5:42:27.308836797</dc:date>
    <meta:editing-duration>PT9M52S</meta:editing-duration>
    <meta:editing-cycles>1</meta:editing-cycles>
    <meta:document-statistic meta:table-count="1" meta:cell-count="120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40" chart:maximum="1000" chart:interval-major="0.2" chart:interval-minor-divisor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0.7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61cm" svg:height="11.953cm" xlink:href=".." xlink:type="simple" chart:class="chart:scatter" chart:column-mapping="2 3 4 0 1" chart:style-name="ch1">
        <chart:legend chart:legend-position="end" svg:x="15.18cm" svg:y="4.432cm" style:legend-expansion="high" chart:style-name="ch2"/>
        <chart:plot-area chart:style-name="ch3" table:cell-range-address="FP_areas_coma_no_low_open_midstop.H16:FP_areas_coma_no_low_open_midstop.J22 FP_areas_coma_no_low_open_midstop.D16:FP_areas_coma_no_low_open_midstop.E22" svg:x="0.389cm" svg:y="0.239cm" svg:width="14.402cm" svg:height="11.475cm">
          <chartooo:coordinate-region svg:x="2.996cm" svg:y="0.239cm" svg:width="11.795cm" svg:height="10.4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P_areas_coma_no_low_open_midstop.I16:FP_areas_coma_no_low_open_midstop.I22" chart:class="chart:scatter">
            <chart:domain table:cell-range-address="FP_areas_coma_no_low_open_midstop.H16:FP_areas_coma_no_low_open_midstop.H22"/>
            <chart:data-point chart:repeated="7"/>
          </chart:series>
          <chart:series chart:style-name="ch8" chart:values-cell-range-address="FP_areas_coma_no_low_open_midstop.J16:FP_areas_coma_no_low_open_midstop.J22" chart:class="chart:scatter">
            <chart:data-point chart:repeated="7"/>
          </chart:series>
          <chart:series chart:style-name="ch9" chart:values-cell-range-address="FP_areas_coma_no_low_open_midstop.D16:FP_areas_coma_no_low_open_midstop.D22" chart:class="chart:scatter">
            <chart:domain table:cell-range-address="FP_areas_coma_no_low_open_midstop.C16:FP_areas_coma_no_low_open_midstop.C22"/>
            <chart:regression-curve chart:style-name="ch10">
              <chart:equation chart:display-equation="true" chart:display-r-square="false"/>
            </chart:regression-curve>
            <chart:data-point chart:repeated="7"/>
          </chart:series>
          <chart:series chart:style-name="ch11" chart:values-cell-range-address="FP_areas_coma_no_low_open_midstop.E16:FP_areas_coma_no_low_open_midstop.E22" chart:class="chart:scatter">
            <chart:domain table:cell-range-address="FP_areas_coma_no_low_open_midstop.C16:FP_areas_coma_no_low_open_midstop.C22"/>
            <chart:regression-curve chart:style-name="ch12">
              <chart:equation chart:display-equation="true" chart:display-r-square="false"/>
            </chart:regression-curve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3">
                <text:p>58.3</text:p>
                <draw:g>
                  <svg:desc>FP_areas_coma_no_low_open_midstop.H16:FP_areas_coma_no_low_open_midstop.H22</svg:desc>
                </draw:g>
              </table:table-cell>
              <table:table-cell office:value-type="float" office:value="0.5352">
                <text:p>0.5352</text:p>
                <draw:g>
                  <svg:desc>FP_areas_coma_no_low_open_midstop.I16:FP_areas_coma_no_low_open_midstop.I22</svg:desc>
                </draw:g>
              </table:table-cell>
              <table:table-cell office:value-type="float" office:value="0.3916">
                <text:p>0.3916</text:p>
                <draw:g>
                  <svg:desc>FP_areas_coma_no_low_open_midstop.J16:FP_areas_coma_no_low_open_midstop.J22</svg:desc>
                </draw:g>
              </table:table-cell>
              <table:table-cell office:value-type="float" office:value="48.6">
                <text:p>48.6</text:p>
                <draw:g>
                  <svg:desc>FP_areas_coma_no_low_open_midstop.C16:FP_areas_coma_no_low_open_midstop.C22</svg:desc>
                </draw:g>
              </table:table-cell>
              <table:table-cell office:value-type="float" office:value="0.5819">
                <text:p>0.5819</text:p>
                <draw:g>
                  <svg:desc>FP_areas_coma_no_low_open_midstop.D16:FP_areas_coma_no_low_open_midstop.D22</svg:desc>
                </draw:g>
              </table:table-cell>
              <table:table-cell office:value-type="float" office:value="48.6">
                <text:p>48.6</text:p>
                <draw:g>
                  <svg:desc>FP_areas_coma_no_low_open_midstop.C16:FP_areas_coma_no_low_open_midstop.C22</svg:desc>
                </draw:g>
              </table:table-cell>
              <table:table-cell office:value-type="float" office:value="0.42158">
                <text:p>0.42158</text:p>
                <draw:g>
                  <svg:desc>FP_areas_coma_no_low_open_midstop.E16:FP_areas_coma_no_low_open_midstop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0.462854385706732">
                <text:p>0.462854385706732</text:p>
              </table:table-cell>
              <table:table-cell office:value-type="float" office:value="0.362050703612651">
                <text:p>0.362050703612651</text:p>
              </table:table-cell>
              <table:table-cell office:value-type="float" office:value="58.3">
                <text:p>58.3</text:p>
              </table:table-cell>
              <table:table-cell office:value-type="float" office:value="0.5352">
                <text:p>0.5352</text:p>
              </table:table-cell>
              <table:table-cell office:value-type="float" office:value="58.3">
                <text:p>58.3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.1">
                <text:p>174.1</text:p>
              </table:table-cell>
              <table:table-cell office:value-type="float" office:value="0.264">
                <text:p>0.264</text:p>
              </table:table-cell>
              <table:table-cell office:value-type="float" office:value="0.2408">
                <text:p>0.2408</text:p>
              </table:table-cell>
              <table:table-cell office:value-type="float" office:value="145.1">
                <text:p>145.1</text:p>
              </table:table-cell>
              <table:table-cell office:value-type="float" office:value="0.2958">
                <text:p>0.2958</text:p>
              </table:table-cell>
              <table:table-cell office:value-type="float" office:value="145.1">
                <text:p>145.1</text:p>
              </table:table-cell>
              <table:table-cell office:value-type="float" office:value="0.27324">
                <text:p>0.27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">
                <text:p>209</text:p>
              </table:table-cell>
              <table:table-cell office:value-type="float" office:value="0.251126424693684">
                <text:p>0.251126424693684</text:p>
              </table:table-cell>
              <table:table-cell office:value-type="float" office:value="0.216282644917677">
                <text:p>0.216282644917677</text:p>
              </table:table-cell>
              <table:table-cell office:value-type="float" office:value="174.1">
                <text:p>174.1</text:p>
              </table:table-cell>
              <table:table-cell office:value-type="float" office:value="0.264">
                <text:p>0.264</text:p>
              </table:table-cell>
              <table:table-cell office:value-type="float" office:value="174.1">
                <text:p>174.1</text:p>
              </table:table-cell>
              <table:table-cell office:value-type="float" office:value="0.2408">
                <text:p>0.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0">
                <text:p>520</text:p>
              </table:table-cell>
              <table:table-cell office:value-type="float" office:value="0.1392">
                <text:p>0.1392</text:p>
              </table:table-cell>
              <table:table-cell office:value-type="float" office:value="0.14">
                <text:p>0.14</text:p>
              </table:table-cell>
              <table:table-cell office:value-type="float" office:value="433.3">
                <text:p>433.3</text:p>
              </table:table-cell>
              <table:table-cell office:value-type="float" office:value="0.1665">
                <text:p>0.1665</text:p>
              </table:table-cell>
              <table:table-cell office:value-type="float" office:value="433.3">
                <text:p>433.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4">
                <text:p>624</text:p>
              </table:table-cell>
              <table:table-cell office:value-type="float" office:value="0.136252977606056">
                <text:p>0.136252977606056</text:p>
              </table:table-cell>
              <table:table-cell office:value-type="float" office:value="0.129204794881931">
                <text:p>0.129204794881931</text:p>
              </table:table-cell>
              <table:table-cell office:value-type="float" office:value="520">
                <text:p>520</text:p>
              </table:table-cell>
              <table:table-cell office:value-type="float" office:value="0.1392">
                <text:p>0.1392</text:p>
              </table:table-cell>
              <table:table-cell office:value-type="float" office:value="520">
                <text:p>5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8.5">
                <text:p>898.5</text:p>
              </table:table-cell>
              <table:table-cell office:value-type="float" office:value="0.1224">
                <text:p>0.1224</text:p>
              </table:table-cell>
              <table:table-cell office:value-type="float" office:value="0.112">
                <text:p>0.112</text:p>
              </table:table-cell>
              <table:table-cell office:value-type="float" office:value="898.5">
                <text:p>898.5</text:p>
              </table:table-cell>
              <table:table-cell office:value-type="float" office:value="0.1224">
                <text:p>0.1224</text:p>
              </table:table-cell>
              <table:table-cell office:value-type="float" office:value="898.5">
                <text:p>898.5</text:p>
              </table:table-cell>
              <table:table-cell office:value-type="float" office:value="0.112">
                <text:p>0.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